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Calibri1" svg:font-family="Calibri" style:font-adornments="Normal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1.436cm" fo:min-width="1.698cm" fo:padding-top="0.125cm" fo:padding-bottom="0.125cm" fo:padding-left="0.25cm" fo:padding-right="0.25cm" draw:shadow="hidden" draw:shadow-offset-x="0.199cm" draw:shadow-offset-y="0.199cm" draw:shadow-color="#808080"/>
    </style:style>
    <style:style style:name="gr2" style:family="graphic" style:parent-style-name="standard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1.913cm" fo:min-width="4.21cm" fo:padding-top="0.125cm" fo:padding-bottom="0.125cm" fo:padding-left="0.25cm" fo:padding-right="0.25cm" draw:shadow="hidden" draw:shadow-offset-x="0.199cm" draw:shadow-offset-y="0.199cm" draw:shadow-color="#808080"/>
    </style:style>
    <style:style style:name="gr3" style:family="graphic" style:parent-style-name="standard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/>
    </style:style>
    <style:style style:name="gr4" style:family="graphic" style:parent-style-name="standard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825cm" fo:min-width="0.693cm" fo:padding-top="0.125cm" fo:padding-bottom="0.125cm" fo:padding-left="0.25cm" fo:padding-right="0.25cm" draw:shadow="hidden" draw:shadow-offset-x="0.199cm" draw:shadow-offset-y="0.199cm" draw:shadow-color="#808080"/>
    </style:style>
    <style:style style:name="gr5" style:family="graphic" style:parent-style-name="standard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/>
    </style:style>
    <style:style style:name="gr6" style:family="graphic" style:parent-style-name="standard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827cm" fo:min-width="0cm" fo:padding-top="0.125cm" fo:padding-bottom="0.125cm" fo:padding-left="0.25cm" fo:padding-right="0.25cm" draw:shadow="hidden" draw:shadow-offset-x="0.199cm" draw:shadow-offset-y="0.199cm" draw:shadow-color="#808080"/>
    </style:style>
    <style:style style:name="gr7" style:family="graphic" style:parent-style-name="standard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836cm" fo:min-width="1.34cm" fo:padding-top="0.125cm" fo:padding-bottom="0.125cm" fo:padding-left="0.25cm" fo:padding-right="0.25cm" draw:shadow="hidden" draw:shadow-offset-x="0.199cm" draw:shadow-offset-y="0.199cm" draw:shadow-color="#808080"/>
    </style:style>
    <style:style style:name="gr8" style:family="graphic" style:parent-style-name="standard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829cm" fo:min-width="0cm" fo:padding-top="0.125cm" fo:padding-bottom="0.125cm" fo:padding-left="0.25cm" fo:padding-right="0.25cm" draw:shadow="hidden" draw:shadow-offset-x="0.199cm" draw:shadow-offset-y="0.199cm" draw:shadow-color="#808080"/>
    </style:style>
    <style:style style:name="gr9" style:family="graphic" style:parent-style-name="standard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1.211cm" fo:min-width="3.441cm" fo:padding-top="0.125cm" fo:padding-bottom="0.125cm" fo:padding-left="0.25cm" fo:padding-right="0.25cm" draw:shadow="hidden" draw:shadow-offset-x="0.199cm" draw:shadow-offset-y="0.199cm" draw:shadow-color="#808080"/>
    </style:style>
    <style:style style:name="gr10" style:family="graphic" style:parent-style-name="standard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83cm" fo:min-width="0.751cm" fo:padding-top="0.125cm" fo:padding-bottom="0.125cm" fo:padding-left="0.25cm" fo:padding-right="0.25cm" draw:shadow="hidden" draw:shadow-offset-x="0.199cm" draw:shadow-offset-y="0.199cm" draw:shadow-color="#808080"/>
    </style:style>
    <style:style style:name="gr11" style:family="graphic" style:parent-style-name="standard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1.37cm" fo:min-width="3.441cm" fo:padding-top="0.125cm" fo:padding-bottom="0.125cm" fo:padding-left="0.25cm" fo:padding-right="0.25cm" draw:shadow="hidden" draw:shadow-offset-x="0.199cm" draw:shadow-offset-y="0.199cm" draw:shadow-color="#808080"/>
    </style:style>
    <style:style style:name="gr12" style:family="graphic" style:parent-style-name="standard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1.614cm" fo:min-width="2.712cm" fo:padding-top="0.125cm" fo:padding-bottom="0.125cm" fo:padding-left="0.25cm" fo:padding-right="0.25cm" draw:shadow="hidden" draw:shadow-offset-x="0.199cm" draw:shadow-offset-y="0.199cm" draw:shadow-color="#808080"/>
    </style:style>
    <style:style style:name="gr13" style:family="graphic" style:parent-style-name="standard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714cm" fo:min-width="0cm" fo:padding-top="0.125cm" fo:padding-bottom="0.125cm" fo:padding-left="0.25cm" fo:padding-right="0.25cm" draw:shadow="hidden" draw:shadow-offset-x="0.199cm" draw:shadow-offset-y="0.199cm" draw:shadow-color="#808080"/>
    </style:style>
    <style:style style:name="gr14" style:family="graphic" style:parent-style-name="standard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1.996cm" fo:min-width="3.78cm" fo:padding-top="0.125cm" fo:padding-bottom="0.125cm" fo:padding-left="0.25cm" fo:padding-right="0.25cm" draw:shadow="hidden" draw:shadow-offset-x="0.199cm" draw:shadow-offset-y="0.199cm" draw:shadow-color="#808080"/>
    </style:style>
    <style:style style:name="gr15" style:family="graphic" style:parent-style-name="standard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696cm" fo:min-width="1.217cm" fo:padding-top="0.125cm" fo:padding-bottom="0.125cm" fo:padding-left="0.25cm" fo:padding-right="0.25cm" draw:shadow="hidden" draw:shadow-offset-x="0.199cm" draw:shadow-offset-y="0.199cm" draw:shadow-color="#808080"/>
    </style:style>
    <style:style style:name="gr16" style:family="graphic" style:parent-style-name="standard">
      <style:graphic-properties draw:textarea-horizontal-align="justify" draw:textarea-vertical-align="middle" draw:auto-grow-height="false" fo:min-height="1.55cm" fo:min-width="1.606cm"/>
    </style:style>
    <style:style style:name="gr17" style:family="graphic" style:parent-style-name="standard">
      <style:graphic-properties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25cm" fo:min-width="0cm"/>
    </style:style>
    <style:style style:name="gr19" style:family="graphic" style:parent-style-name="standard">
      <style:graphic-properties draw:textarea-horizontal-align="justify" draw:textarea-vertical-align="middle" draw:auto-grow-height="false" fo:min-height="1.55cm" fo:min-width="2.619cm"/>
    </style:style>
    <style:style style:name="gr20" style:family="graphic" style:parent-style-name="objectwithoutfill">
      <style:graphic-properties draw:fill="none" draw:textarea-vertical-align="middl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25cm" fo:min-width="0.671cm"/>
    </style:style>
    <style:style style:name="gr22" style:family="graphic" style:parent-style-name="standard">
      <style:graphic-properties draw:textarea-horizontal-align="justify" draw:textarea-vertical-align="middle" draw:auto-grow-height="false" fo:min-height="1.55cm" fo:min-width="1.423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25cm" fo:min-width="0.794cm"/>
    </style:style>
    <style:style style:name="gr24" style:family="graphic" style:parent-style-name="standard">
      <style:graphic-properties draw:textarea-horizontal-align="justify" draw:textarea-vertical-align="middle" draw:auto-grow-height="false" fo:min-height="1.55cm" fo:min-width="2.348cm"/>
    </style:style>
    <style:style style:name="gr25" style:family="graphic" style:parent-style-name="standard">
      <style:graphic-properties draw:textarea-horizontal-align="justify" draw:textarea-vertical-align="middle" draw:auto-grow-height="false" fo:min-height="1.55cm" fo:min-width="1.777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04cm" fo:min-width="0cm"/>
    </style:style>
    <style:style style:name="gr27" style:family="graphic" style:parent-style-name="standard">
      <style:graphic-properties draw:textarea-horizontal-align="justify" draw:textarea-vertical-align="middle" draw:auto-grow-height="false" fo:min-height="1.55cm" fo:min-width="2.873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49cm" fo:min-width="0.591cm"/>
    </style:style>
    <style:style style:name="P1" style:family="paragraph">
      <style:paragraph-properties fo:margin-left="0cm" fo:margin-right="0cm" fo:margin-top="0cm" fo:margin-bottom="0cm" fo:line-height="100%" fo:text-align="center" fo:text-indent="0cm"/>
    </style:style>
    <style:style style:name="P2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paragraph-properties fo:margin-left="0cm" fo:margin-right="0cm" fo:margin-top="0cm" fo:margin-bottom="0cm" fo:line-height="100%" fo:text-indent="0cm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style:paragraph-properties fo:text-align="center"/>
      <style:text-properties style:font-name="Calibri" fo:font-size="12pt"/>
    </style:style>
    <style:style style:name="P7" style:family="paragraph">
      <style:text-properties style:font-name="Calibri" fo:font-size="12pt"/>
    </style:style>
    <style:style style:name="P8" style:family="paragraph">
      <loext:graphic-properties draw:fill="none" draw:fill-color="#ffffff"/>
      <style:text-properties style:font-name="Calibri" fo:font-size="12pt"/>
    </style:style>
    <style:style style:name="P9" style:family="paragraph">
      <loext:graphic-properties draw:fill="none"/>
      <style:paragraph-properties fo:text-align="center"/>
      <style:text-properties style:font-name="Calibri" fo:font-size="12pt"/>
    </style:style>
    <style:style style:name="P10" style:family="paragraph">
      <style:paragraph-properties fo:text-align="center"/>
      <style:text-properties style:font-name="Calibri1" fo:font-size="12pt" style:font-size-asian="18pt" style:font-size-complex="18pt"/>
    </style:style>
    <style:style style:name="P11" style:family="paragraph">
      <style:text-properties style:font-name="Calibri1" fo:font-size="12pt" style:font-size-asian="18pt" style:font-size-complex="18pt"/>
    </style:style>
    <style:style style:name="P12" style:family="paragraph">
      <loext:graphic-properties draw:fill="none" draw:fill-color="#ffffff"/>
      <style:text-properties style:font-name="Calibri1" fo:font-size="12pt" style:font-size-asian="18pt" style:font-size-complex="18pt"/>
    </style:style>
    <style:style style:name="P13" style:family="paragraph">
      <loext:graphic-properties draw:fill="none"/>
      <style:paragraph-properties fo:text-align="center"/>
    </style:style>
    <style:style style:name="P14" style:family="paragraph">
      <style:text-properties style:font-name="Calibri" fo:font-size="12pt" style:font-size-asian="12pt" style:font-size-complex="12pt"/>
    </style:style>
    <style:style style:name="P15" style:family="paragraph">
      <loext:graphic-properties draw:fill="none" draw:fill-color="#ffffff"/>
      <style:text-properties style:font-name="Calibri" fo:font-size="12pt" style:font-size-asian="12pt" style:font-size-complex="12p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Calibri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 draw:name="Forme1">
          <draw:custom-shape draw:style-name="gr1" draw:text-style-name="P2" xml:id="id1" draw:id="id1" draw:layer="layout" svg:width="4.396cm" svg:height="3.372cm" svg:x="2.104cm" svg:y="12.3cm">
            <text:p text:style-name="P1"><text:span text:style-name="T1">P1→Ouvert == 1</text:span></text:p>
  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  </draw:custom-shape>
          <draw:custom-shape draw:style-name="gr2" draw:text-style-name="P2" xml:id="id2" draw:id="id2" draw:layer="layout" svg:width="4.71cm" svg:height="2.163cm" svg:x="1.937cm" svg:y="17.211cm">
            <text:p text:style-name="P1"><text:span text:style-name="T1">P2→Ouvert = 0 &amp;&amp; <text:s/></text:span></text:p>
            <text:p text:style-name="P1"><text:span text:style-name="T1">P2→Verrouillée = 1 <text:s/>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onnector draw:style-name="gr3" draw:text-style-name="P3" draw:layer="layout" draw:type="line" svg:x1="4.302cm" svg:y1="15.672cm" svg:x2="4.292cm" svg:y2="17.211cm" draw:start-shape="id1" draw:start-glue-point="6" draw:end-shape="id2" draw:end-glue-point="4" svg:d="M4302 15672l-10 1539" svg:viewBox="0 0 11 1540">
            <text:p/>
          </draw:connector>
          <draw:frame draw:style-name="gr4" draw:text-style-name="P5" draw:layer="layout" svg:width="1.193cm" svg:height="1.075cm" svg:x="4.292cm" svg:y="15.876cm">
            <draw:text-box>
              <text:p text:style-name="P4"><text:span text:style-name="T1">Vrai</text:span></text:p>
            </draw:text-box>
          </draw:frame>
          <draw:connector draw:style-name="gr5" draw:text-style-name="P2" draw:layer="layout" svg:x1="6.5cm" svg:y1="13.986cm" svg:x2="4.302cm" svg:y2="12.3cm" draw:start-shape="id1" draw:start-glue-point="7" draw:end-shape="id1" draw:end-glue-point="4" svg:d="M6500 13986h502v-2187h-2700v501" svg:viewBox="0 0 2701 2188">
            <text:p/>
          </draw:connector>
          <draw:frame draw:style-name="gr6" draw:text-style-name="P5" draw:layer="layout" svg:width="1.777cm" svg:height="1.077cm" svg:x="4.955cm" svg:y="11.965cm">
            <draw:text-box>
              <text:p text:style-name="P4"><text:span text:style-name="T1">Faux</text:span></text:p>
            </draw:text-box>
          </draw:frame>
        </draw:g>
        <draw:g draw:name="Forme4">
          <draw:custom-shape draw:style-name="gr7" draw:text-style-name="P2" xml:id="id3" draw:id="id3" draw:layer="layout" svg:width="3.68cm" svg:height="2.172cm" svg:x="7.772cm" svg:y="12.507cm">
            <text:p text:style-name="P1"><text:span text:style-name="T1">DI == 1</text:span></text:p>
  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  </draw:custom-shape>
          <draw:connector draw:style-name="gr5" draw:text-style-name="P2" draw:layer="layout" svg:x1="11.452cm" svg:y1="13.593cm" svg:x2="9.612cm" svg:y2="12.507cm" draw:start-shape="id3" draw:start-glue-point="7" draw:end-shape="id3" draw:end-glue-point="4" svg:d="M11452 13593h502v-1587h-2342v501" svg:viewBox="0 0 2343 1588">
            <text:p/>
          </draw:connector>
          <draw:frame draw:style-name="gr8" draw:text-style-name="P5" draw:layer="layout" svg:width="1.599cm" svg:height="1.079cm" svg:x="10.054cm" svg:y="12.283cm">
            <draw:text-box>
              <text:p text:style-name="P4"><text:span text:style-name="T1">Faux</text:span></text:p>
            </draw:text-box>
          </draw:frame>
          <draw:custom-shape draw:style-name="gr9" draw:text-style-name="P2" xml:id="id4" draw:id="id4" draw:layer="layout" svg:width="3.941cm" svg:height="1.461cm" svg:x="7.652cm" svg:y="15.727cm">
            <text:p text:style-name="P1"><text:span text:style-name="T1">P1→Ouvert = 1 &amp;&amp;</text:span></text:p>
            <text:p text:style-name="P1"><text:span text:style-name="T1">P2→Ouvert = 1 <text:s text:c="5"/>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onnector draw:style-name="gr3" draw:text-style-name="P3" draw:layer="layout" draw:type="line" svg:x1="9.613cm" svg:y1="14.029cm" svg:x2="9.623cm" svg:y2="15.727cm" draw:end-shape="id4" draw:end-glue-point="4" svg:d="M9613 14029l10 1698" svg:viewBox="0 0 11 1699">
            <text:p/>
          </draw:connector>
          <draw:frame draw:style-name="gr10" draw:text-style-name="P5" draw:layer="layout" svg:width="1.251cm" svg:height="1.08cm" svg:x="9.746cm" svg:y="14.757cm">
            <draw:text-box>
              <text:p text:style-name="P4"><text:span text:style-name="T1">Vrai</text:span></text:p>
            </draw:text-box>
          </draw:frame>
          <draw:custom-shape draw:style-name="gr11" draw:text-style-name="P2" xml:id="id5" draw:id="id5" draw:layer="layout" svg:width="3.941cm" svg:height="1.62cm" svg:x="7.652cm" svg:y="17.754cm">
            <text:p text:style-name="P1"><text:span text:style-name="T1">P1→Passez = 1 &amp;&amp;</text:span></text:p>
            <text:p text:style-name="P1"><text:span text:style-name="T1">P2→Passez = 1 <text:s text:c="5"/>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onnector draw:style-name="gr3" draw:text-style-name="P3" draw:layer="layout" draw:type="line" svg:x1="9.623cm" svg:y1="17.188cm" svg:x2="9.623cm" svg:y2="17.754cm" draw:start-shape="id4" draw:start-glue-point="6" draw:end-shape="id5" draw:end-glue-point="4" svg:d="M9623 17188v566" svg:viewBox="0 0 1 567">
            <text:p/>
          </draw:connector>
        </draw:g>
        <draw:g draw:name="Forme6">
          <draw:custom-shape draw:style-name="gr12" draw:text-style-name="P2" xml:id="id6" draw:id="id6" draw:layer="layout" svg:width="6.423cm" svg:height="3.726cm" svg:x="12.518cm" svg:y="11.709cm">
            <text:p text:style-name="P1"><text:span text:style-name="T1">SaS→Plein == 1 &amp;&amp;</text:span></text:p>
            <text:p text:style-name="P1"><text:span text:style-name="T1">(BP1Ext == 1 || BP2Int == 1)</text:span></text:p>
  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  </draw:custom-shape>
          <draw:connector draw:style-name="gr5" draw:text-style-name="P2" draw:layer="layout" svg:x1="18.941cm" svg:y1="13.572cm" svg:x2="15.73cm" svg:y2="11.709cm" draw:start-shape="id6" draw:start-glue-point="7" draw:end-shape="id6" draw:end-glue-point="4" svg:d="M18941 13572h501v-2364h-3712v501" svg:viewBox="0 0 3713 2365">
            <text:p/>
          </draw:connector>
          <draw:frame draw:style-name="gr13" draw:text-style-name="P5" draw:layer="layout" svg:width="2.892cm" svg:height="0.964cm" svg:x="16.157cm" svg:y="11.349cm">
            <draw:text-box>
              <text:p text:style-name="P4"><text:span text:style-name="T1">Faux</text:span></text:p>
            </draw:text-box>
          </draw:frame>
          <draw:custom-shape draw:style-name="gr14" draw:text-style-name="P2" xml:id="id7" draw:id="id7" draw:layer="layout" svg:width="4.28cm" svg:height="2.246cm" svg:x="13.591cm" svg:y="17.128cm">
            <text:p text:style-name="P1"><text:span text:style-name="T1">P1→Ouvert = 0 &amp;&amp;</text:span></text:p>
            <text:p text:style-name="P1"><text:span text:style-name="T1">P2→Ouvert = 0 <text:s text:c="5"/>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onnector draw:style-name="gr3" draw:text-style-name="P3" draw:layer="layout" draw:type="line" svg:x1="15.73cm" svg:y1="15.435cm" svg:x2="15.731cm" svg:y2="17.128cm" draw:start-shape="id6" draw:start-glue-point="6" draw:end-shape="id7" draw:end-glue-point="4" svg:d="M15730 15435l1 1693" svg:viewBox="0 0 2 1694">
            <text:p/>
          </draw:connector>
          <draw:frame draw:style-name="gr15" draw:text-style-name="P5" draw:layer="layout" svg:width="1.717cm" svg:height="0.946cm" svg:x="15.942cm" svg:y="15.607cm">
            <draw:text-box>
              <text:p text:style-name="P4"><text:span text:style-name="T1">Vrai</text:span></text:p>
            </draw:text-box>
          </draw:frame>
        </draw:g>
      </draw:page>
      <draw:page draw:name="page2" draw:style-name="dp1" draw:master-page-name="Standard">
        <draw:g>
          <draw:custom-shape draw:style-name="gr16" draw:text-style-name="P6" xml:id="id8" draw:id="id8" draw:layer="layout" svg:width="4.211cm" svg:height="3.6cm" svg:x="1.198cm" svg:y="7.101cm">
            <text:p text:style-name="P6">Si BP1Int == 1</text:p>
            <draw:enhanced-geometry svg:viewBox="0 0 21600 21600" draw:glue-points="10800 0 0 10800 10800 21600 21600 10800" draw:text-areas="5400 5400 16200 16200" draw:mirror-horizontal="false" draw:mirror-vertical="false" draw:type="flowchart-decision" draw:enhanced-path="M 0 10800 L 10800 0 21600 10800 10800 21600 0 10800 Z N"/>
          </draw:custom-shape>
          <draw:connector draw:style-name="gr17" draw:text-style-name="P6" draw:layer="layout" svg:x1="5.409cm" svg:y1="8.901cm" svg:x2="3.304cm" svg:y2="7.101cm" draw:start-shape="id8" draw:start-glue-point="7" draw:end-shape="id8" draw:end-glue-point="4" svg:d="M5409 8901h501v-2301h-2606v501" svg:viewBox="0 0 2607 2302">
            <text:p/>
          </draw:connector>
          <draw:frame draw:style-name="gr18" draw:text-style-name="P8" draw:layer="layout" svg:width="1.717cm" svg:height="0.775cm" svg:x="3.695cm" svg:y="6.803cm">
            <draw:text-box>
              <text:p text:style-name="P7">Faux</text:p>
            </draw:text-box>
          </draw:frame>
          <draw:custom-shape draw:style-name="gr19" draw:text-style-name="P6" xml:id="id9" draw:id="id9" draw:layer="layout" svg:width="3.119cm" svg:height="1.8cm" svg:x="1.744cm" svg:y="12.377cm">
            <text:p text:style-name="P6">P1→Ouvert = 1</text:p>
  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  </draw:custom-shape>
          <draw:connector draw:style-name="gr20" draw:text-style-name="P9" draw:layer="layout" draw:type="line" svg:x1="3.303cm" svg:y1="12.377cm" svg:x2="3.304cm" svg:y2="10.701cm" draw:start-shape="id9" draw:start-glue-point="4" draw:end-shape="id8" draw:end-glue-point="6" svg:d="M3303 12377l1-1676" svg:viewBox="0 0 2 1677">
            <text:p/>
          </draw:connector>
          <draw:frame draw:style-name="gr21" draw:text-style-name="P8" draw:layer="layout" svg:width="1.565cm" svg:height="0.675cm" svg:x="3.455cm" svg:y="11.078cm">
            <draw:text-box>
              <text:p text:style-name="P7">Vrai</text:p>
            </draw:text-box>
          </draw:frame>
        </draw:g>
        <draw:g>
          <draw:custom-shape draw:style-name="gr22" draw:text-style-name="P6" xml:id="id10" draw:id="id10" draw:layer="layout" svg:width="3.845cm" svg:height="3.6cm" svg:x="6.254cm" svg:y="7.101cm">
            <text:p text:style-name="P6">Si BP2Int == 1</text:p>
            <draw:enhanced-geometry svg:viewBox="0 0 21600 21600" draw:glue-points="10800 0 0 10800 10800 21600 21600 10800" draw:text-areas="5400 5400 16200 16200" draw:mirror-horizontal="false" draw:mirror-vertical="false" draw:type="flowchart-decision" draw:enhanced-path="M 0 10800 L 10800 0 21600 10800 10800 21600 0 10800 Z N"/>
          </draw:custom-shape>
          <draw:connector draw:style-name="gr17" draw:text-style-name="P6" draw:layer="layout" svg:x1="10.099cm" svg:y1="8.901cm" svg:x2="8.177cm" svg:y2="7.101cm" draw:start-shape="id10" draw:start-glue-point="7" draw:end-shape="id10" draw:end-glue-point="4" svg:d="M10099 8901h501v-2301h-2423v501" svg:viewBox="0 0 2424 2302">
            <text:p/>
          </draw:connector>
          <draw:frame draw:style-name="gr23" draw:text-style-name="P8" draw:layer="layout" svg:width="1.776cm" svg:height="0.675cm" svg:x="8.605cm" svg:y="6.825cm">
            <draw:text-box>
              <text:p text:style-name="P7">Faux</text:p>
            </draw:text-box>
          </draw:frame>
          <draw:custom-shape draw:style-name="gr24" draw:text-style-name="P6" xml:id="id11" draw:id="id11" draw:layer="layout" svg:width="2.848cm" svg:height="1.8cm" svg:x="6.754cm" svg:y="12.399cm">
            <text:p text:style-name="P6">P2→Ouvert = 1</text:p>
  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  </draw:custom-shape>
          <draw:connector draw:style-name="gr20" draw:text-style-name="P9" draw:layer="layout" draw:type="line" svg:x1="8.178cm" svg:y1="12.399cm" svg:x2="8.177cm" svg:y2="10.701cm" draw:start-shape="id11" draw:start-glue-point="4" draw:end-shape="id10" draw:end-glue-point="6" svg:d="M8178 12399l-1-1698" svg:viewBox="0 0 2 1699">
            <text:p/>
          </draw:connector>
          <draw:frame draw:style-name="gr21" draw:text-style-name="P8" draw:layer="layout" svg:width="1.326cm" svg:height="0.675cm" svg:x="8.27cm" svg:y="11.099cm">
            <draw:text-box>
              <text:p text:style-name="P7">Vrai</text:p>
            </draw:text-box>
          </draw:frame>
        </draw:g>
        <draw:g>
          <draw:custom-shape draw:style-name="gr25" draw:text-style-name="P10" xml:id="id12" draw:id="id12" draw:layer="layout" svg:width="4.553cm" svg:height="3.6cm" svg:x="11cm" svg:y="7.101cm">
            <text:p text:style-name="P10">BP2Ext == 1</text:p>
  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  </draw:custom-shape>
          <draw:connector draw:style-name="gr17" draw:text-style-name="P10" draw:layer="layout" svg:x1="15.553cm" svg:y1="8.901cm" svg:x2="13.277cm" svg:y2="7.101cm" draw:start-shape="id12" draw:start-glue-point="7" draw:end-shape="id12" draw:end-glue-point="4" svg:d="M15553 8901h501v-2301h-2777v501" svg:viewBox="0 0 2778 2302">
            <text:p/>
          </draw:connector>
          <draw:frame draw:style-name="gr26" draw:text-style-name="P12" draw:layer="layout" svg:width="2.614cm" svg:height="0.954cm" svg:x="13.951cm" svg:y="6.901cm">
            <draw:text-box>
              <text:p text:style-name="P11">Faux</text:p>
            </draw:text-box>
          </draw:frame>
          <draw:custom-shape draw:style-name="gr27" draw:text-style-name="P6" xml:id="id13" draw:id="id13" draw:layer="layout" svg:width="3.373cm" svg:height="1.8cm" svg:x="11.59cm" svg:y="11.501cm">
            <text:p text:style-name="P6">PupInt→Buzzer = 1</text:p>
  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  </draw:custom-shape>
          <draw:connector draw:style-name="gr20" draw:text-style-name="P9" draw:layer="layout" draw:type="line" svg:x1="13.277cm" svg:y1="11.501cm" svg:x2="13.276cm" svg:y2="10.701cm" draw:start-shape="id13" draw:start-glue-point="4" svg:d="M13277 11501l-1-800" svg:viewBox="0 0 2 801">
            <text:p/>
          </draw:connector>
          <draw:frame draw:style-name="gr21" draw:text-style-name="P8" draw:layer="layout" svg:width="1.693cm" svg:height="0.675cm" svg:x="13.356cm" svg:y="10.702cm">
            <draw:text-box>
              <text:p text:style-name="P7">Vrai</text:p>
            </draw:text-box>
          </draw:frame>
          <draw:custom-shape draw:style-name="gr25" draw:text-style-name="P10" xml:id="id14" draw:id="id14" draw:layer="layout" svg:width="4.553cm" svg:height="3.6cm" svg:x="11cm" svg:y="13.801cm">
            <text:p text:style-name="P10"/>
            <text:p text:style-name="P10">Demande d’autorisation</text:p>
            <text:p text:style-name="P10">d’entrer</text:p>
  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  </draw:custom-shape>
          <draw:connector draw:style-name="gr20" draw:text-style-name="P13" draw:layer="layout" draw:type="line" svg:x1="13.277cm" svg:y1="13.301cm" svg:x2="13.277cm" svg:y2="13.801cm" draw:start-shape="id13" draw:start-glue-point="6" draw:end-shape="id14" draw:end-glue-point="4" svg:d="M13277 13301v500" svg:viewBox="0 0 1 501">
            <text:p/>
          </draw:connector>
          <draw:custom-shape draw:style-name="gr27" draw:text-style-name="P6" xml:id="id16" draw:id="id16" draw:layer="layout" svg:width="3.373cm" svg:height="1.8cm" svg:x="16.227cm" svg:y="14.701cm">
            <text:p text:style-name="P6">P2→Ouvert = 0</text:p>
  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  </draw:custom-shape>
          <draw:custom-shape draw:style-name="gr27" draw:text-style-name="P6" xml:id="id15" draw:id="id15" draw:layer="layout" svg:width="3.373cm" svg:height="1.8cm" svg:x="11.59cm" svg:y="18.201cm">
            <text:p text:style-name="P6">P2→Ouvert = 0</text:p>
  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  </draw:custom-shape>
          <draw:connector draw:style-name="gr20" draw:text-style-name="P13" draw:layer="layout" draw:type="line" svg:x1="13.277cm" svg:y1="18.201cm" svg:x2="13.277cm" svg:y2="17.401cm" draw:start-shape="id15" draw:start-glue-point="4" draw:end-shape="id14" draw:end-glue-point="6" svg:d="M13277 18201v-800" svg:viewBox="0 0 1 801">
            <text:p/>
          </draw:connector>
          <draw:connector draw:style-name="gr20" draw:text-style-name="P13" draw:layer="layout" draw:type="line" svg:x1="15.553cm" svg:y1="15.601cm" svg:x2="16.227cm" svg:y2="15.601cm" draw:start-shape="id14" draw:start-glue-point="7" draw:end-shape="id16" draw:end-glue-point="5" svg:d="M15553 15601h674" svg:viewBox="0 0 675 1">
            <text:p/>
          </draw:connector>
          <draw:frame draw:style-name="gr28" draw:text-style-name="P15" draw:layer="layout" svg:width="1.579cm" svg:height="1.099cm" svg:x="15.133cm" svg:y="14.789cm">
            <draw:text-box>
              <text:p text:style-name="P14"><text:span text:style-name="T2">Faux</text:span></text:p>
            </draw:text-box>
          </draw:frame>
          <draw:frame draw:style-name="gr21" draw:text-style-name="P8" draw:layer="layout" svg:width="1.693cm" svg:height="0.675cm" svg:x="13.276cm" svg:y="17.401cm">
            <draw:text-box>
              <text:p text:style-name="P7">Vrai</text:p>
            </draw:text-box>
          </draw:frame>
        </draw:g>
      </draw:page>
      <draw:page draw:name="page3" draw:style-name="dp1" draw:master-page-name="Standard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Calibri1" svg:font-family="Calibri" style:font-adornments="Normal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23T16:40:44.925000000</meta:creation-date>
    <dc:date>2018-01-29T15:24:38.277000000</dc:date>
    <meta:editing-duration>PT46M51S</meta:editing-duration>
    <meta:editing-cycles>4</meta:editing-cycles>
    <meta:generator>LibreOffice/5.3.5.2$Windows_x86 LibreOffice_project/50d9bf2b0a79cdb85a3814b592608037a682059d</meta:generator>
    <meta:document-statistic meta:object-count="52"/>
  </office:meta>
</office:document-meta>
</file>